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18304c" fo:font-size="12pt" style:font-size-asian="12pt" style:font-size-complex="12pt"/>
    </style:style>
    <style:style style:name="T1_2" style:family="text">
      <style:text-properties fo:background-color="#ffffff" fo:color="#18304c" fo:font-size="12pt" style:font-size-asian="12pt" style:font-size-complex="12pt"/>
    </style:style>
    <style:style style:name="T1_3" style:family="text">
      <style:text-properties fo:background-color="#ffffff" fo:color="#18304c" fo:font-size="12pt" style:font-size-asian="12pt" style:font-size-complex="12pt"/>
    </style:style>
    <style:style style:name="T1_4" style:family="text">
      <style:text-properties fo:background-color="#ffffff" fo:color="#18304c" fo:font-size="12pt" style:font-size-asian="12pt" style:font-size-complex="12pt"/>
    </style:style>
    <style:style style:name="T1_5" style:family="text">
      <style:text-properties fo:background-color="#ffffff" fo:color="#18304c" fo:font-size="12pt" style:font-size-asian="12pt" style:font-size-complex="12pt"/>
    </style:style>
    <style:style style:name="T1_6" style:family="text">
      <style:text-properties fo:background-color="#ffffff" fo:color="#18304c" fo:font-size="12pt" style:font-size-asian="12pt" style:font-size-complex="12pt"/>
    </style:style>
    <style:style style:name="T1_7" style:family="text">
      <style:text-properties fo:background-color="#ffffff" fo:color="#18304c" fo:font-size="12pt" style:font-size-asian="12pt" style:font-size-complex="12pt"/>
    </style:style>
    <style:style style:name="T1_8" style:family="text">
      <style:text-properties fo:background-color="#ffffff" fo:color="#18304c" fo:font-size="12pt" style:font-size-asian="12pt" style:font-size-complex="12pt"/>
    </style:style>
    <style:style style:name="T1_9" style:family="text">
      <style:text-properties fo:background-color="#ffffff" fo:color="#18304c" fo:font-size="12pt" style:font-size-asian="12pt" style:font-size-complex="12pt"/>
    </style:style>
    <style:style style:name="T1_10" style:family="text">
      <style:text-properties fo:background-color="#ffffff" fo:color="#18304c" fo:font-size="12pt" style:font-size-asian="12pt" style:font-size-complex="12pt"/>
    </style:style>
    <style:style style:name="T1_11" style:family="text">
      <style:text-properties fo:background-color="#ffffff" fo:color="#18304c" fo:font-size="12pt" style:font-size-asian="12pt" style:font-size-complex="12pt"/>
    </style:style>
    <style:style style:name="T1_12" style:family="text">
      <style:text-properties fo:background-color="#ffffff" fo:color="#18304c" fo:font-size="12pt" style:font-size-asian="12pt" style:font-size-complex="12pt"/>
    </style:style>
    <style:style style:name="T1_13" style:family="text">
      <style:text-properties fo:background-color="#ffffff" fo:color="#18304c" fo:font-size="12pt" style:font-size-asian="12pt" style:font-size-complex="12pt"/>
    </style:style>
    <style:style style:name="T1_14" style:family="text">
      <style:text-properties fo:background-color="#ffffff" fo:color="#18304c" fo:font-size="12pt" style:font-size-asian="12pt" style:font-size-complex="12pt"/>
    </style:style>
    <style:style style:name="T1_15" style:family="text">
      <style:text-properties fo:background-color="#ffffff" fo:color="#18304c" fo:font-size="12pt" style:font-size-asian="12pt" style:font-size-complex="12pt"/>
    </style:style>
    <style:style style:name="T1_16" style:family="text">
      <style:text-properties fo:background-color="#ffffff" fo:color="#18304c" fo:font-size="12pt" style:font-size-asian="12pt" style:font-size-complex="12pt"/>
    </style:style>
    <style:style style:name="T1_17" style:family="text">
      <style:text-properties fo:background-color="#ffffff" fo:color="#18304c" fo:font-size="12pt" style:font-size-asian="12pt" style:font-size-complex="12pt"/>
    </style:style>
    <style:style style:name="T1_18" style:family="text">
      <style:text-properties fo:background-color="#ffffff" fo:color="#18304c" fo:font-size="12pt" style:font-size-asian="12pt" style:font-size-complex="12pt"/>
    </style:style>
    <style:style style:name="T1_19" style:family="text">
      <style:text-properties fo:background-color="#ffffff" fo:color="#18304c" fo:font-size="12pt" style:font-size-asian="12pt" style:font-size-complex="12pt"/>
    </style:style>
    <style:style style:name="T1_20" style:family="text">
      <style:text-properties fo:background-color="#ffffff" fo:color="#18304c" fo:font-size="12pt" style:font-size-asian="12pt" style:font-size-complex="12pt"/>
    </style:style>
    <style:style style:name="T1_21" style:family="text">
      <style:text-properties fo:background-color="#ffffff" fo:color="#18304c" fo:font-size="12pt" style:font-size-asian="12pt" style:font-size-complex="12pt"/>
    </style:style>
    <style:style style:name="T1_22" style:family="text">
      <style:text-properties fo:background-color="#ffffff" fo:color="#18304c" fo:font-size="12pt" style:font-size-asian="12pt" style:font-size-complex="12pt"/>
    </style:style>
    <style:style style:name="T1_23" style:family="text">
      <style:text-properties fo:background-color="#ffffff" fo:color="#18304c" fo:font-size="12pt" style:font-size-asian="12pt" style:font-size-complex="12pt"/>
    </style:style>
    <style:style style:name="T1_24" style:family="text">
      <style:text-properties fo:background-color="#ffffff" fo:color="#18304c" fo:font-size="12pt" style:font-size-asian="12pt" style:font-size-complex="12pt"/>
    </style:style>
    <style:style style:name="T1_25" style:family="text">
      <style:text-properties fo:background-color="#ffffff" fo:color="#18304c" fo:font-size="12pt" style:font-size-asian="12pt" style:font-size-complex="12pt"/>
    </style:style>
    <style:style style:name="T1_26" style:family="text">
      <style:text-properties fo:background-color="#ffffff" fo:color="#18304c" fo:font-size="12pt" style:font-size-asian="12pt" style:font-size-complex="12pt"/>
    </style:style>
    <style:style style:name="T1_27" style:family="text">
      <style:text-properties fo:background-color="#ffffff" fo:color="#18304c" fo:font-size="12pt" style:font-size-asian="12pt" style:font-size-complex="12pt"/>
    </style:style>
    <style:style style:name="T1_28" style:family="text">
      <style:text-properties fo:background-color="#ffffff" fo:color="#18304c" fo:font-size="12pt" style:font-size-asian="12pt" style:font-size-complex="12pt"/>
    </style:style>
    <style:style style:name="T1_29" style:family="text">
      <style:text-properties fo:background-color="#ffffff" fo:color="#18304c" fo:font-size="12pt" style:font-size-asian="12pt" style:font-size-complex="12pt"/>
    </style:style>
    <style:style style:name="T1_30" style:family="text">
      <style:text-properties fo:background-color="#ffffff" fo:color="#18304c" fo:font-size="12pt" style:font-size-asian="12pt" style:font-size-complex="12pt"/>
    </style:style>
    <style:style style:name="T1_31" style:family="text">
      <style:text-properties fo:background-color="#ffffff" fo:color="#18304c" fo:font-size="12pt" style:font-size-asian="12pt" style:font-size-complex="12pt"/>
    </style:style>
    <style:style style:name="T1_32" style:family="text">
      <style:text-properties fo:background-color="#ffffff" fo:color="#18304c" fo:font-size="12pt" style:font-size-asian="12pt" style:font-size-complex="12pt"/>
    </style:style>
    <style:style style:name="T1_33" style:family="text">
      <style:text-properties fo:background-color="#ffffff" fo:color="#18304c" fo:font-size="12pt" style:font-size-asian="12pt" style:font-size-complex="12pt"/>
    </style:style>
    <style:style style:name="T1_34" style:family="text">
      <style:text-properties fo:background-color="#ffffff" fo:color="#18304c" fo:font-size="12pt" style:font-size-asian="12pt" style:font-size-complex="12pt"/>
    </style:style>
    <style:style style:name="T1_35" style:family="text">
      <style:text-properties fo:background-color="#ffffff" fo:color="#18304c" fo:font-size="12pt" style:font-size-asian="12pt" style:font-size-complex="12pt"/>
    </style:style>
    <style:style style:name="T1_36" style:family="text">
      <style:text-properties fo:background-color="#ffffff" fo:color="#18304c" fo:font-size="12pt" style:font-size-asian="12pt" style:font-size-complex="12pt"/>
    </style:style>
    <style:style style:name="T1_37" style:family="text">
      <style:text-properties fo:background-color="#ffffff" fo:color="#18304c" fo:font-size="12pt" style:font-size-asian="12pt" style:font-size-complex="12pt"/>
    </style:style>
    <style:style style:name="T1_38" style:family="text">
      <style:text-properties fo:background-color="#ffffff" fo:color="#18304c" fo:font-size="12pt" style:font-size-asian="12pt" style:font-size-complex="12pt"/>
    </style:style>
    <style:style style:name="T1_39" style:family="text">
      <style:text-properties fo:background-color="#ffffff" fo:color="#18304c" fo:font-size="12pt" style:font-size-asian="12pt" style:font-size-complex="12pt"/>
    </style:style>
    <style:style style:name="T1_40" style:family="text">
      <style:text-properties fo:background-color="#ffffff" fo:color="#18304c" fo:font-size="12pt" style:font-size-asian="12pt" style:font-size-complex="12pt"/>
    </style:style>
    <style:style style:name="T1_41" style:family="text">
      <style:text-properties fo:background-color="#ffffff" fo:color="#18304c" fo:font-size="12pt" style:font-size-asian="12pt" style:font-size-complex="12pt"/>
    </style:style>
    <style:style style:name="T1_42" style:family="text">
      <style:text-properties fo:background-color="#ffffff" fo:color="#18304c" fo:font-size="12pt" style:font-size-asian="12pt" style:font-size-complex="12pt"/>
    </style:style>
    <style:style style:name="T1_43" style:family="text">
      <style:text-properties fo:background-color="#ffffff" fo:color="#18304c" fo:font-size="12pt" style:font-size-asian="12pt" style:font-size-complex="12pt"/>
    </style:style>
    <style:style style:name="T1_44" style:family="text">
      <style:text-properties fo:background-color="#ffffff" fo:color="#18304c" fo:font-size="12pt" style:font-size-asian="12pt" style:font-size-complex="12pt"/>
    </style:style>
    <style:style style:name="T1_45" style:family="text">
      <style:text-properties fo:background-color="#ffffff" fo:color="#18304c" fo:font-size="12pt" style:font-size-asian="12pt" style:font-size-complex="12pt"/>
    </style:style>
    <style:style style:name="T1_46" style:family="text">
      <style:text-properties fo:background-color="#ffffff" fo:color="#18304c" fo:font-size="12pt" style:font-size-asian="12pt" style:font-size-complex="12pt"/>
    </style:style>
    <style:style style:name="T1_47" style:family="text">
      <style:text-properties fo:background-color="#ffffff" fo:color="#18304c" fo:font-size="12pt" style:font-size-asian="12pt" style:font-size-complex="12pt"/>
    </style:style>
    <style:style style:name="T1_48" style:family="text">
      <style:text-properties fo:background-color="#ffffff" fo:color="#18304c"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 fo:color="#18304c"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18304c" fo:font-size="12pt" style:font-size-asian="12pt" style:font-size-complex="12pt"/>
    </style:style>
    <style:style style:name="T3_2" style:family="text">
      <style:text-properties fo:background-color="#ffffff" fo:color="#18304c"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 fo:color="#18304c"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color="#18304c" fo:font-size="12pt" style:font-size-asian="12pt" style:font-size-complex="12pt"/>
    </style:style>
    <style:style style:name="T5_2" style:family="text">
      <style:text-properties fo:background-color="#ffffff" fo:color="#18304c" fo:font-size="12pt" style:font-size-asian="12pt" style:font-size-complex="12pt"/>
    </style:style>
    <style:style style:name="T5_3" style:family="text">
      <style:text-properties fo:background-color="#ffffff" fo:color="#18304c" fo:font-size="12pt" style:font-size-asian="12pt" style:font-size-complex="12pt"/>
    </style:style>
    <style:style style:name="T5_4" style:family="text">
      <style:text-properties fo:background-color="#ffffff" fo:color="#18304c" fo:font-size="12pt" style:font-size-asian="12pt" style:font-size-complex="12pt"/>
    </style:style>
    <style:style style:name="T5_5" style:family="text">
      <style:text-properties fo:background-color="#ffffff" fo:color="#18304c" fo:font-size="12pt" style:font-size-asian="12pt" style:font-size-complex="12pt"/>
    </style:style>
    <style:style style:name="T5_6" style:family="text">
      <style:text-properties fo:background-color="#ffffff" fo:color="#18304c" fo:font-size="12pt" style:font-size-asian="12pt" style:font-size-complex="12pt"/>
    </style:style>
    <style:style style:name="T5_7" style:family="text">
      <style:text-properties fo:background-color="#ffffff" fo:color="#18304c" fo:font-size="12pt" style:font-size-asian="12pt" style:font-size-complex="12pt"/>
    </style:style>
    <style:style style:name="T5_8" style:family="text">
      <style:text-properties fo:background-color="#ffffff" fo:color="#18304c" fo:font-size="12pt" style:font-size-asian="12pt" style:font-size-complex="12pt"/>
    </style:style>
    <style:style style:name="T5_9" style:family="text">
      <style:text-properties fo:background-color="#ffffff" fo:color="#18304c"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18304c" fo:font-size="12pt" style:font-size-asian="12pt" style:font-size-complex="12pt"/>
    </style:style>
    <style:style style:name="T6_2" style:family="text">
      <style:text-properties fo:background-color="#ffffff" fo:color="#18304c" fo:font-size="12pt" style:font-size-asian="12pt" style:font-size-complex="12pt"/>
    </style:style>
    <style:style style:name="T6_3" style:family="text">
      <style:text-properties fo:background-color="#ffffff" fo:color="#18304c" fo:font-size="12pt" style:font-size-asian="12pt" style:font-size-complex="12pt"/>
    </style:style>
    <style:style style:name="T6_4" style:family="text">
      <style:text-properties fo:background-color="#ffffff" fo:color="#18304c" fo:font-size="12pt" style:font-size-asian="12pt" style:font-size-complex="12pt"/>
    </style:style>
    <style:style style:name="T6_5" style:family="text">
      <style:text-properties fo:background-color="#ffffff" fo:color="#18304c" fo:font-size="12pt" style:font-size-asian="12pt" style:font-size-complex="12pt"/>
    </style:style>
    <style:style style:name="T6_6" style:family="text">
      <style:text-properties fo:background-color="#ffffff" fo:color="#18304c" fo:font-size="12pt" style:font-size-asian="12pt" style:font-size-complex="12pt"/>
    </style:style>
    <style:style style:name="T6_7" style:family="text">
      <style:text-properties fo:background-color="#ffffff" fo:color="#18304c" fo:font-size="12pt" style:font-size-asian="12pt" style:font-size-complex="12pt"/>
    </style:style>
    <style:style style:name="T6_8" style:family="text">
      <style:text-properties fo:background-color="#ffffff" fo:color="#18304c" fo:font-size="12pt" style:font-size-asian="12pt" style:font-size-complex="12pt"/>
    </style:style>
    <style:style style:name="T6_9" style:family="text">
      <style:text-properties fo:background-color="#ffffff" fo:color="#18304c"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color="#18304c" fo:font-size="12pt" style:font-size-asian="12pt" style:font-size-complex="12pt"/>
    </style:style>
    <style:style style:name="T7_2" style:family="text">
      <style:text-properties fo:background-color="#ffffff" fo:color="#18304c" fo:font-size="12pt" style:font-size-asian="12pt" style:font-size-complex="12pt"/>
    </style:style>
    <style:style style:name="T7_3" style:family="text">
      <style:text-properties fo:background-color="#ffffff" fo:color="#18304c" fo:font-size="12pt" style:font-size-asian="12pt" style:font-size-complex="12pt"/>
    </style:style>
    <style:style style:name="T7_4" style:family="text">
      <style:text-properties fo:background-color="#ffffff" fo:color="#18304c" fo:font-size="12pt" style:font-size-asian="12pt" style:font-size-complex="12pt"/>
    </style:style>
    <style:style style:name="T7_5" style:family="text">
      <style:text-properties fo:background-color="#ffffff" fo:color="#18304c" fo:font-size="12pt" style:font-size-asian="12pt" style:font-size-complex="12pt"/>
    </style:style>
    <style:style style:name="T7_6" style:family="text">
      <style:text-properties fo:background-color="#ffffff" fo:color="#18304c" fo:font-size="12pt" style:font-size-asian="12pt" style:font-size-complex="12pt"/>
    </style:style>
    <style:style style:name="T7_7" style:family="text">
      <style:text-properties fo:background-color="#ffffff" fo:color="#18304c" fo:font-size="12pt" style:font-size-asian="12pt" style:font-size-complex="12pt"/>
    </style:style>
    <style:style style:name="T7_8" style:family="text">
      <style:text-properties fo:background-color="#ffffff" fo:color="#18304c" fo:font-size="12pt" style:font-size-asian="12pt" style:font-size-complex="12pt"/>
    </style:style>
    <style:style style:name="T7_9" style:family="text">
      <style:text-properties fo:background-color="#ffffff" fo:color="#18304c" fo:font-size="12pt" style:font-size-asian="12pt" style:font-size-complex="12pt"/>
    </style:style>
  </office:automatic-styles>
  <office:body>
    <office:text>
      <text:p text:style-name="P1"><text:span text:style-name="T1_1">Implementar</text:span><text:span text:style-name="T1_2"><text:s/></text:span><text:span text:style-name="T1_3">los</text:span><text:span text:style-name="T1_4"><text:s/></text:span><text:span text:style-name="T1_5">ejemplos</text:span><text:span text:style-name="T1_6"><text:s/></text:span><text:span text:style-name="T1_7">propuestos</text:span><text:span text:style-name="T1_8"><text:s/></text:span><text:span text:style-name="T1_9">en</text:span><text:span text:style-name="T1_10"><text:s/></text:span><text:span text:style-name="T1_11">el</text:span><text:span text:style-name="T1_12"><text:s/></text:span><text:span text:style-name="T1_13">apartado</text:span><text:span text:style-name="T1_14"><text:s/>1.4<text:s/></text:span><text:span text:style-name="T1_15">del</text:span><text:span text:style-name="T1_16"><text:s/></text:span><text:span text:style-name="T1_17">tema</text:span><text:span text:style-name="T1_18"><text:s/></text:span><text:span text:style-name="T1_19">y</text:span><text:span text:style-name="T1_20"><text:s/></text:span><text:span text:style-name="T1_21">pruébalo</text:span><text:span text:style-name="T1_22"><text:s/></text:span><text:span text:style-name="T1_23">con</text:span><text:span text:style-name="T1_24"><text:s/></text:span><text:span text:style-name="T1_25">las</text:span><text:span text:style-name="T1_26"><text:s/></text:span><text:span text:style-name="T1_27">últimas</text:span><text:span text:style-name="T1_28"><text:s/></text:span><text:span text:style-name="T1_29">versiones</text:span><text:span text:style-name="T1_30"><text:s/></text:span><text:span text:style-name="T1_31">de</text:span><text:span text:style-name="T1_32"><text:s/></text:span><text:span text:style-name="T1_33">los</text:span><text:span text:style-name="T1_34"><text:s/></text:span><text:span text:style-name="T1_35">navegadores</text:span><text:span text:style-name="T1_36"><text:s/></text:span><text:span text:style-name="T1_37">web</text:span><text:span text:style-name="T1_38"><text:s/></text:span><text:span text:style-name="T1_39">más</text:span><text:span text:style-name="T1_40"><text:s/></text:span><text:span text:style-name="T1_41">utilizados</text:span><text:span text:style-name="T1_42"><text:s/>(</text:span><text:span text:style-name="T1_43">Chrome</text:span><text:span text:style-name="T1_44">,<text:s/></text:span><text:span text:style-name="T1_45">IE</text:span><text:span text:style-name="T1_46">,<text:s/></text:span><text:span text:style-name="T1_47">Firefox</text:span><text:span text:style-name="T1_48">).</text:span></text:p>
      <text:p text:style-name="P2"/>
      <text:p text:style-name="P3"><text:span text:style-name="T3_1">Pastebins</text:span><text:span text:style-name="T3_2">:</text:span></text:p>
      <text:p text:style-name="P4"/>
      <text:p text:style-name="P5"><text:span text:style-name="T5_1">Ejemplo</text:span><text:span text:style-name="T5_2">1:<text:s/></text:span><text:span text:style-name="T5_3">http</text:span><text:span text:style-name="T5_4">://</text:span><text:span text:style-name="T5_5">pastebin</text:span><text:span text:style-name="T5_6">.</text:span><text:span text:style-name="T5_7">com</text:span><text:span text:style-name="T5_8">/</text:span><text:span text:style-name="T5_9">pyRdQEKX</text:span></text:p>
      <text:p text:style-name="P6"><text:span text:style-name="T6_1">Ejemplo</text:span><text:span text:style-name="T6_2">2:<text:s/></text:span><text:span text:style-name="T6_3">http</text:span><text:span text:style-name="T6_4">://</text:span><text:span text:style-name="T6_5">pastebin</text:span><text:span text:style-name="T6_6">.</text:span><text:span text:style-name="T6_7">com</text:span><text:span text:style-name="T6_8">/</text:span><text:span text:style-name="T6_9">aWjQeMsk</text:span></text:p>
      <text:p text:style-name="P7"><text:span text:style-name="T7_1">Ejemplo</text:span><text:span text:style-name="T7_2">3:<text:s/></text:span><text:span text:style-name="T7_3">http</text:span><text:span text:style-name="T7_4">://</text:span><text:span text:style-name="T7_5">pastebin</text:span><text:span text:style-name="T7_6">.</text:span><text:span text:style-name="T7_7">com</text:span><text:span text:style-name="T7_8">/</text:span><text:span text:style-name="T7_9">JHCqkeV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